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60000014F3D6B7808.png" manifest:media-type="image/png"/>
  <manifest:file-entry manifest:full-path="Pictures/10000201000001560000014F4FA4DE38.png" manifest:media-type="image/png"/>
  <manifest:file-entry manifest:full-path="Pictures/10002AD50000234C000022A34DA16258.svg" manifest:media-type="image/svg+xml"/>
  <manifest:file-entry manifest:full-path="Pictures/10000201000001560000014F430ADB29.png" manifest:media-type="image/png"/>
  <manifest:file-entry manifest:full-path="Pictures/100032430000234C000022A3AEA2A075.svg" manifest:media-type="image/svg+xml"/>
  <manifest:file-entry manifest:full-path="Pictures/1000250A0000234C000022A3FB867E8D.svg" manifest:media-type="image/svg+xml"/>
  <manifest:file-entry manifest:full-path="Pictures/10000201000001560000014F7009205E.png" manifest:media-type="image/png"/>
  <manifest:file-entry manifest:full-path="Pictures/100022060000234C000022A30CEB90E8.svg" manifest:media-type="image/svg+xml"/>
  <manifest:file-entry manifest:full-path="Pictures/100002010000003C000000403E8955EB.png" manifest:media-type="image/png"/>
  <manifest:file-entry manifest:full-path="Pictures/10000201000001560000014F602FF37A.png" manifest:media-type="image/png"/>
  <manifest:file-entry manifest:full-path="Pictures/10002DF30000234C000022A3923D269C.svg" manifest:media-type="image/svg+xml"/>
  <manifest:file-entry manifest:full-path="Pictures/100045CA0000063E00000691D656336E.svg" manifest:media-type="image/svg+xml"/>
  <manifest:file-entry manifest:full-path="Pictures/100027DC0000234C000022A39A004477.svg" manifest:media-type="image/svg+xml"/>
  <manifest:file-entry manifest:full-path="Pictures/10000201000001560000014F6910909C.png" manifest:media-type="image/png"/>
  <manifest:file-entry manifest:full-path="Pictures/10000201000002EF000002AD8EAE27DC.png" manifest:media-type="image/png"/>
  <manifest:file-entry manifest:full-path="Pictures/1000000000000008000000080D525C30.png" manifest:media-type="image/png"/>
  <manifest:file-entry manifest:full-path="Pictures/10000000000000080000000864D7D5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66666" svg:stroke-linecap="round" draw:fill="solid" draw:fill-color="#999999" draw:fill-hatch-solid="false" draw:textarea-horizontal-align="justify" draw:textarea-vertical-align="middle" draw:auto-grow-height="false" fo:min-height="7.88cm" fo:min-width="15.79cm"/>
    </style:style>
    <style:style style:name="gr2" style:family="graphic" style:parent-style-name="standard">
      <style:graphic-properties draw:stroke="none" svg:stroke-width="0.018cm" svg:stroke-color="#e6e6e6" draw:marker-start-width="0.227cm" draw:marker-end-width="0.227cm" draw:stroke-linejoin="round" svg:stroke-linecap="round" draw:fill="solid" draw:fill-color="#e6e6e6" draw:textarea-horizontal-align="justify" draw:textarea-vertical-align="middle" draw:auto-grow-height="false" fo:min-height="7.88cm" fo:min-width="15.79cm" fo:padding-top="0.134cm" fo:padding-bottom="0.134cm" fo:padding-left="0.259cm" fo:padding-right="0.259cm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4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46cm"/>
    </style:style>
    <style:style style:name="gr7" style:family="graphic" style:parent-style-name="standard">
      <style:graphic-properties svg:stroke-color="#dc2300" draw:fill="solid" draw:fill-color="#dc2300" draw:fill-hatch-solid="false" draw:textarea-horizontal-align="justify" draw:textarea-vertical-align="middle" draw:auto-grow-height="false" fo:min-height="1.668cm" fo:min-width="1.418cm" draw:shadow="hidden"/>
    </style:style>
    <style:style style:name="gr8" style:family="graphic" style:parent-style-name="standard">
      <style:graphic-properties svg:stroke-color="#dc2300" draw:fill="solid" draw:fill-color="#dc2300" draw:textarea-horizontal-align="justify" draw:textarea-vertical-align="middle" draw:auto-grow-height="false" fo:min-height="1.668cm" fo:min-width="1.418cm" draw:shadow="hidden"/>
    </style:style>
    <style:style style:name="gr9" style:family="graphic" style:parent-style-name="standard">
      <style:graphic-properties draw:stroke="none" svg:stroke-width="0.018cm" svg:stroke-color="#0099ff" draw:marker-start-width="0.227cm" draw:marker-end-width="0.227cm" draw:fill="solid" draw:fill-color="#0099ff" draw:textarea-horizontal-align="justify" draw:textarea-vertical-align="middle" draw:auto-grow-height="false" fo:min-height="1.668cm" fo:min-width="1.418cm" fo:padding-top="0.134cm" fo:padding-bottom="0.134cm" fo:padding-left="0.259cm" fo:padding-right="0.259cm" draw:shadow="hidden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99ff" fo:font-size="32pt" style:font-size-asian="32pt" style:font-size-complex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29cm" svg:height="8.13cm" svg:x="3.71cm" svg:y="11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29cm" svg:height="8.13cm" svg:x="3.68cm" svg:y="3.7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1cm" svg:height="2.71cm" svg:x="1cm" svg:y="1cm">
          <draw:image xlink:href="Pictures/100045CA0000063E00000691D656336E.svg" xlink:type="simple" xlink:show="embed" xlink:actuate="onLoad">
            <text:p/>
          </draw:image>
          <draw:image xlink:href="Pictures/100002010000003C000000403E8955EB.png" xlink:type="simple" xlink:show="embed" xlink:actuate="onLoad"/>
        </draw:frame>
        <draw:frame draw:style-name="gr3" draw:text-style-name="P1" draw:layer="layout" svg:width="2.71cm" svg:height="2.71cm" svg:x="3.71cm" svg:y="1cm">
          <draw:image xlink:href="Pictures/100022060000234C000022A30CEB90E8.svg" xlink:type="simple" xlink:show="embed" xlink:actuate="onLoad">
            <text:p/>
          </draw:image>
          <draw:image xlink:href="Pictures/10000201000001560000014F7009205E.png" xlink:type="simple" xlink:show="embed" xlink:actuate="onLoad"/>
        </draw:frame>
        <draw:frame draw:style-name="gr3" draw:text-style-name="P1" draw:layer="layout" svg:width="2.71cm" svg:height="2.71cm" svg:x="6.42cm" svg:y="1cm">
          <draw:image xlink:href="Pictures/1000250A0000234C000022A3FB867E8D.svg" xlink:type="simple" xlink:show="embed" xlink:actuate="onLoad">
            <text:p/>
          </draw:image>
          <draw:image xlink:href="Pictures/10000201000001560000014F602FF37A.png" xlink:type="simple" xlink:show="embed" xlink:actuate="onLoad"/>
        </draw:frame>
        <draw:frame draw:style-name="gr3" draw:text-style-name="P1" draw:layer="layout" svg:width="2.71cm" svg:height="2.71cm" svg:x="9.13cm" svg:y="1cm">
          <draw:image xlink:href="Pictures/100027DC0000234C000022A39A004477.svg" xlink:type="simple" xlink:show="embed" xlink:actuate="onLoad">
            <text:p/>
          </draw:image>
          <draw:image xlink:href="Pictures/10000201000001560000014F430ADB29.png" xlink:type="simple" xlink:show="embed" xlink:actuate="onLoad"/>
        </draw:frame>
        <draw:frame draw:style-name="gr3" draw:text-style-name="P1" draw:layer="layout" svg:width="2.71cm" svg:height="2.71cm" svg:x="11.84cm" svg:y="1cm">
          <draw:image xlink:href="Pictures/10002AD50000234C000022A34DA16258.svg" xlink:type="simple" xlink:show="embed" xlink:actuate="onLoad">
            <text:p/>
          </draw:image>
          <draw:image xlink:href="Pictures/10000201000001560000014F4FA4DE38.png" xlink:type="simple" xlink:show="embed" xlink:actuate="onLoad"/>
        </draw:frame>
        <draw:frame draw:style-name="gr3" draw:text-style-name="P1" draw:layer="layout" svg:width="2.71cm" svg:height="2.71cm" svg:x="14.55cm" svg:y="1cm">
          <draw:image xlink:href="Pictures/10002DF30000234C000022A3923D269C.svg" xlink:type="simple" xlink:show="embed" xlink:actuate="onLoad">
            <text:p/>
          </draw:image>
          <draw:image xlink:href="Pictures/10000201000001560000014F3D6B7808.png" xlink:type="simple" xlink:show="embed" xlink:actuate="onLoad"/>
        </draw:frame>
        <draw:frame draw:style-name="gr3" draw:text-style-name="P1" draw:layer="layout" svg:width="2.74cm" svg:height="2.71cm" svg:x="17.26cm" svg:y="1cm">
          <draw:image xlink:href="Pictures/100032430000234C000022A3AEA2A075.svg" xlink:type="simple" xlink:show="embed" xlink:actuate="onLoad">
            <text:p/>
          </draw:image>
          <draw:image xlink:href="Pictures/10000201000001560000014F6910909C.png" xlink:type="simple" xlink:show="embed" xlink:actuate="onLoad"/>
        </draw:frame>
        <draw:frame draw:style-name="gr4" draw:text-style-name="P1" draw:layer="layout" svg:width="2.71cm" svg:height="2.71cm" draw:transform="rotate (1.5707963267949) translate (0.997cm 6.416cm)">
          <draw:image xlink:href="Pictures/100022060000234C000022A30CEB90E8.svg" xlink:type="simple" xlink:show="embed" xlink:actuate="onLoad">
            <text:p/>
          </draw:image>
          <draw:image xlink:href="Pictures/10000201000001560000014F7009205E.png" xlink:type="simple" xlink:show="embed" xlink:actuate="onLoad"/>
        </draw:frame>
        <draw:frame draw:style-name="gr4" draw:text-style-name="P1" draw:layer="layout" svg:width="2.71cm" svg:height="2.71cm" draw:transform="rotate (1.5707963267949) translate (0.998cm 9.127cm)">
          <draw:image xlink:href="Pictures/1000250A0000234C000022A3FB867E8D.svg" xlink:type="simple" xlink:show="embed" xlink:actuate="onLoad">
            <text:p/>
          </draw:image>
          <draw:image xlink:href="Pictures/10000201000001560000014F602FF37A.png" xlink:type="simple" xlink:show="embed" xlink:actuate="onLoad"/>
        </draw:frame>
        <draw:frame draw:style-name="gr4" draw:text-style-name="P1" draw:layer="layout" svg:width="2.71cm" svg:height="2.71cm" draw:transform="rotate (1.5707963267949) translate (1cm 11.836cm)">
          <draw:image xlink:href="Pictures/100027DC0000234C000022A39A004477.svg" xlink:type="simple" xlink:show="embed" xlink:actuate="onLoad">
            <text:p/>
          </draw:image>
          <draw:image xlink:href="Pictures/10000201000001560000014F430ADB29.png" xlink:type="simple" xlink:show="embed" xlink:actuate="onLoad"/>
        </draw:frame>
        <draw:frame draw:style-name="gr4" draw:text-style-name="P1" draw:layer="layout" svg:width="2.71cm" svg:height="2.71cm" draw:transform="rotate (1.5707963267949) translate (0.999cm 14.547cm)">
          <draw:image xlink:href="Pictures/10002AD50000234C000022A34DA16258.svg" xlink:type="simple" xlink:show="embed" xlink:actuate="onLoad">
            <text:p/>
          </draw:image>
          <draw:image xlink:href="Pictures/10000201000001560000014F4FA4DE38.png" xlink:type="simple" xlink:show="embed" xlink:actuate="onLoad"/>
        </draw:frame>
        <draw:frame draw:style-name="gr4" draw:text-style-name="P1" draw:layer="layout" svg:width="2.71cm" svg:height="2.71cm" draw:transform="rotate (1.5707963267949) translate (0.999cm 17.257cm)">
          <draw:image xlink:href="Pictures/10002DF30000234C000022A3923D269C.svg" xlink:type="simple" xlink:show="embed" xlink:actuate="onLoad">
            <text:p/>
          </draw:image>
          <draw:image xlink:href="Pictures/10000201000001560000014F3D6B7808.png" xlink:type="simple" xlink:show="embed" xlink:actuate="onLoad"/>
        </draw:frame>
        <draw:frame draw:style-name="gr4" draw:text-style-name="P1" draw:layer="layout" svg:width="2.74cm" svg:height="2.71cm" draw:transform="rotate (1.5707963267949) translate (0.999cm 19.999cm)">
          <draw:image xlink:href="Pictures/100032430000234C000022A3AEA2A075.svg" xlink:type="simple" xlink:show="embed" xlink:actuate="onLoad">
            <text:p/>
          </draw:image>
          <draw:image xlink:href="Pictures/10000201000001560000014F6910909C.png" xlink:type="simple" xlink:show="embed" xlink:actuate="onLoad"/>
        </draw:frame>
        <draw:frame draw:style-name="gr5" draw:text-style-name="P2" draw:layer="controls" svg:width="2.71cm" svg:height="2.71cm" svg:x="3.71cm" svg:y="3.71cm">
          <draw:text-box>
            <text:p text:style-name="P1"><text:span text:style-name="T1">C</text:span></text:p>
          </draw:text-box>
        </draw:frame>
        <draw:frame draw:style-name="gr5" draw:text-style-name="P2" draw:layer="controls" svg:width="2.71cm" svg:height="2.71cm" svg:x="6.42cm" svg:y="3.71cm">
          <draw:text-box>
            <text:p text:style-name="P1"><text:span text:style-name="T1">C#</text:span></text:p>
          </draw:text-box>
        </draw:frame>
        <draw:frame draw:style-name="gr5" draw:text-style-name="P2" draw:layer="controls" svg:width="2.71cm" svg:height="2.71cm" svg:x="9.13cm" svg:y="3.71cm">
          <draw:text-box>
            <text:p text:style-name="P1"><text:span text:style-name="T1">D</text:span></text:p>
          </draw:text-box>
        </draw:frame>
        <draw:frame draw:style-name="gr5" draw:text-style-name="P2" draw:layer="controls" svg:width="2.71cm" svg:height="2.71cm" svg:x="11.84cm" svg:y="3.71cm">
          <draw:text-box>
            <text:p text:style-name="P1"><text:span text:style-name="T1">D#</text:span></text:p>
          </draw:text-box>
        </draw:frame>
        <draw:frame draw:style-name="gr5" draw:text-style-name="P2" draw:layer="controls" svg:width="2.71cm" svg:height="2.71cm" svg:x="6.42cm" svg:y="6.42cm">
          <draw:text-box>
            <text:p text:style-name="P1"><text:span text:style-name="T1">E</text:span></text:p>
          </draw:text-box>
        </draw:frame>
        <draw:frame draw:style-name="gr5" draw:text-style-name="P2" draw:layer="controls" svg:width="2.71cm" svg:height="2.71cm" svg:x="9.13cm" svg:y="6.42cm">
          <draw:text-box>
            <text:p text:style-name="P1"><text:span text:style-name="T1">F</text:span></text:p>
          </draw:text-box>
        </draw:frame>
        <draw:frame draw:style-name="gr5" draw:text-style-name="P2" draw:layer="controls" svg:width="2.71cm" svg:height="2.71cm" svg:x="11.84cm" svg:y="6.42cm">
          <draw:text-box>
            <text:p text:style-name="P1"><text:span text:style-name="T1">F#</text:span></text:p>
          </draw:text-box>
        </draw:frame>
        <draw:frame draw:style-name="gr5" draw:text-style-name="P2" draw:layer="controls" svg:width="2.71cm" svg:height="2.71cm" svg:x="14.55cm" svg:y="6.42cm">
          <draw:text-box>
            <text:p text:style-name="P1"><text:span text:style-name="T1">G</text:span></text:p>
          </draw:text-box>
        </draw:frame>
        <draw:frame draw:style-name="gr5" draw:text-style-name="P2" draw:layer="controls" svg:width="2.71cm" svg:height="2.71cm" svg:x="9.13cm" svg:y="9.13cm">
          <draw:text-box>
            <text:p text:style-name="P1"><text:span text:style-name="T1">G#</text:span></text:p>
          </draw:text-box>
        </draw:frame>
        <draw:frame draw:style-name="gr5" draw:text-style-name="P2" draw:layer="controls" svg:width="2.71cm" svg:height="2.71cm" svg:x="11.84cm" svg:y="9.13cm">
          <draw:text-box>
            <text:p text:style-name="P1"><text:span text:style-name="T1">A</text:span></text:p>
          </draw:text-box>
        </draw:frame>
        <draw:frame draw:style-name="gr5" draw:text-style-name="P2" draw:layer="controls" svg:width="2.71cm" svg:height="2.71cm" svg:x="14.55cm" svg:y="9.13cm">
          <draw:text-box>
            <text:p text:style-name="P1"><text:span text:style-name="T1">A#</text:span></text:p>
          </draw:text-box>
        </draw:frame>
        <draw:frame draw:style-name="gr5" draw:text-style-name="P2" draw:layer="controls" svg:width="2.71cm" svg:height="2.71cm" svg:x="17.26cm" svg:y="9.13cm">
          <draw:text-box>
            <text:p text:style-name="P1"><text:span text:style-name="T1">B</text:span></text:p>
          </draw:text-box>
        </draw:frame>
        <draw:frame draw:style-name="gr5" draw:text-style-name="P3" draw:layer="controls" svg:width="2.71cm" svg:height="2.71cm" svg:x="3.71cm" svg:y="11.84cm">
          <draw:text-box>
            <text:p text:style-name="P1"><text:span text:style-name="T2">C</text:span></text:p>
          </draw:text-box>
        </draw:frame>
        <draw:frame draw:style-name="gr5" draw:text-style-name="P3" draw:layer="controls" svg:width="2.71cm" svg:height="2.71cm" svg:x="6.42cm" svg:y="11.84cm">
          <draw:text-box>
            <text:p text:style-name="P1"><text:span text:style-name="T2">C#</text:span></text:p>
          </draw:text-box>
        </draw:frame>
        <draw:frame draw:style-name="gr5" draw:text-style-name="P3" draw:layer="controls" svg:width="2.71cm" svg:height="2.71cm" svg:x="9.13cm" svg:y="11.84cm">
          <draw:text-box>
            <text:p text:style-name="P1"><text:span text:style-name="T2">D</text:span></text:p>
          </draw:text-box>
        </draw:frame>
        <draw:frame draw:style-name="gr5" draw:text-style-name="P3" draw:layer="controls" svg:width="2.71cm" svg:height="2.71cm" svg:x="11.84cm" svg:y="11.84cm">
          <draw:text-box>
            <text:p text:style-name="P1"><text:span text:style-name="T2">D#</text:span></text:p>
          </draw:text-box>
        </draw:frame>
        <draw:frame draw:style-name="gr5" draw:text-style-name="P3" draw:layer="controls" svg:width="2.71cm" svg:height="2.71cm" svg:x="6.42cm" svg:y="14.55cm">
          <draw:text-box>
            <text:p text:style-name="P1"><text:span text:style-name="T2">E</text:span></text:p>
          </draw:text-box>
        </draw:frame>
        <draw:frame draw:style-name="gr5" draw:text-style-name="P3" draw:layer="controls" svg:width="2.71cm" svg:height="2.71cm" svg:x="9.13cm" svg:y="14.55cm">
          <draw:text-box>
            <text:p text:style-name="P1"><text:span text:style-name="T2">F</text:span></text:p>
          </draw:text-box>
        </draw:frame>
        <draw:frame draw:style-name="gr5" draw:text-style-name="P3" draw:layer="controls" svg:width="2.71cm" svg:height="2.71cm" svg:x="11.84cm" svg:y="14.55cm">
          <draw:text-box>
            <text:p text:style-name="P1"><text:span text:style-name="T2">F#</text:span></text:p>
          </draw:text-box>
        </draw:frame>
        <draw:frame draw:style-name="gr5" draw:text-style-name="P3" draw:layer="controls" svg:width="2.71cm" svg:height="2.71cm" svg:x="14.55cm" svg:y="14.55cm">
          <draw:text-box>
            <text:p text:style-name="P1"><text:span text:style-name="T2">G</text:span></text:p>
          </draw:text-box>
        </draw:frame>
        <draw:frame draw:style-name="gr5" draw:text-style-name="P3" draw:layer="controls" svg:width="2.71cm" svg:height="2.71cm" svg:x="9.13cm" svg:y="17.26cm">
          <draw:text-box>
            <text:p text:style-name="P1"><text:span text:style-name="T2">G#</text:span></text:p>
          </draw:text-box>
        </draw:frame>
        <draw:frame draw:style-name="gr5" draw:text-style-name="P3" draw:layer="controls" svg:width="2.71cm" svg:height="2.71cm" svg:x="11.84cm" svg:y="17.26cm">
          <draw:text-box>
            <text:p text:style-name="P1"><text:span text:style-name="T2">A</text:span></text:p>
          </draw:text-box>
        </draw:frame>
        <draw:frame draw:style-name="gr5" draw:text-style-name="P3" draw:layer="controls" svg:width="2.71cm" svg:height="2.71cm" svg:x="14.55cm" svg:y="17.26cm">
          <draw:text-box>
            <text:p text:style-name="P1"><text:span text:style-name="T2">A#</text:span></text:p>
          </draw:text-box>
        </draw:frame>
        <draw:frame draw:style-name="gr5" draw:text-style-name="P3" draw:layer="controls" svg:width="2.71cm" svg:height="2.71cm" svg:x="17.26cm" svg:y="17.26cm">
          <draw:text-box>
            <text:p text:style-name="P1"><text:span text:style-name="T2">B</text:span></text:p>
          </draw:text-box>
        </draw:frame>
        <draw:frame draw:style-name="gr6" draw:text-style-name="P4" draw:layer="layout" svg:width="2.74cm" svg:height="2.71cm" svg:x="17.26cm" svg:y="3.71cm">
          <draw:text-box>
            <text:p/>
          </draw:text-box>
        </draw:frame>
        <draw:path draw:style-name="gr7" draw:text-style-name="P1" draw:layer="layout" svg:width="5.449cm" svg:height="5.419cm" svg:x="14.55cm" svg:y="3.71cm" svg:viewBox="0 0 5450 5420" svg:d="M1355 0c768 0 1355 587 1355 1355s-587 1355-1355 1355-1355-587-1355-1355 587-1355 1355-1355zM4095 0c768 0 1355 587 1355 1355s-587 1355-1355 1355-1355-587-1355-1355 587-1355 1355-1355zM4095 2710c768 0 1355 587 1355 1355s-587 1355-1355 1355-1355-587-1355-1355 587-1355 1355-1355z">
          <text:p/>
        </draw:path>
        <draw:path draw:style-name="gr8" draw:text-style-name="P1" draw:layer="layout" svg:width="5.419cm" svg:height="5.419cm" svg:x="3.71cm" svg:y="6.42cm" svg:viewBox="0 0 5420 5420" svg:d="M4065 2710c768 0 1355 587 1355 1355s-587 1355-1355 1355-1355-587-1355-1355 587-1355 1355-1355zM1355 2710c768 0 1355 587 1355 1355s-587 1355-1355 1355-1355-587-1355-1355 587-1355 1355-1355zM1355 0c768 0 1355 587 1355 1355s-587 1355-1355 1355-1355-587-1355-1355 587-1355 1355-1355z">
          <text:p/>
        </draw:path>
        <draw:frame draw:style-name="gr5" draw:text-style-name="P2" draw:layer="layout" svg:width="2.71cm" svg:height="2.71cm" svg:x="14.55cm" svg:y="3.71cm">
          <draw:text-box>
            <text:p text:style-name="P1"><text:span text:style-name="T1">+1</text:span></text:p>
          </draw:text-box>
        </draw:frame>
        <draw:frame draw:style-name="gr5" draw:text-style-name="P2" draw:layer="layout" svg:width="2.71cm" svg:height="2.71cm" svg:x="17.35cm" svg:y="3.71cm">
          <draw:text-box>
            <text:p text:style-name="P1"><text:span text:style-name="T1">+2</text:span></text:p>
          </draw:text-box>
        </draw:frame>
        <draw:frame draw:style-name="gr5" draw:text-style-name="P2" draw:layer="layout" svg:width="2.71cm" svg:height="2.71cm" svg:x="3.71cm" svg:y="6.42cm">
          <draw:text-box>
            <text:p text:style-name="P1"><text:span text:style-name="T1">+3</text:span></text:p>
          </draw:text-box>
        </draw:frame>
        <draw:frame draw:style-name="gr5" draw:text-style-name="P2" draw:layer="layout" svg:width="2.71cm" svg:height="2.71cm" svg:x="17.29cm" svg:y="6.42cm">
          <draw:text-box>
            <text:p text:style-name="P1"><text:span text:style-name="T1">+4</text:span></text:p>
          </draw:text-box>
        </draw:frame>
        <draw:frame draw:style-name="gr5" draw:text-style-name="P2" draw:layer="layout" svg:width="2.71cm" svg:height="2.71cm" svg:x="3.71cm" svg:y="9.13cm">
          <draw:text-box>
            <text:p text:style-name="P1"><text:span text:style-name="T1">+5</text:span></text:p>
          </draw:text-box>
        </draw:frame>
        <draw:frame draw:style-name="gr5" draw:text-style-name="P2" draw:layer="layout" svg:width="2.71cm" svg:height="2.71cm" svg:x="6.42cm" svg:y="9.13cm">
          <draw:text-box>
            <text:p text:style-name="P1"><text:span text:style-name="T1">+6</text:span></text:p>
          </draw:text-box>
        </draw:frame>
        <draw:path draw:style-name="gr9" draw:text-style-name="P1" draw:layer="layout" svg:width="5.449cm" svg:height="5.419cm" svg:x="14.52cm" svg:y="11.84cm" svg:viewBox="0 0 5450 5420" svg:d="M1355 0c768 0 1355 587 1355 1355s-587 1355-1355 1355-1355-587-1355-1355 587-1355 1355-1355zM4095 0c768 0 1355 587 1355 1355s-587 1355-1355 1355-1355-587-1355-1355 587-1355 1355-1355zM4095 2710c768 0 1355 587 1355 1355s-587 1355-1355 1355-1355-587-1355-1355 587-1355 1355-1355z">
          <text:p/>
        </draw:path>
        <draw:frame draw:style-name="gr5" draw:text-style-name="P3" draw:layer="layout" svg:width="2.71cm" svg:height="2.71cm" svg:x="14.55cm" svg:y="11.84cm">
          <draw:text-box>
            <text:p text:style-name="P1"><text:span text:style-name="T2">+7</text:span></text:p>
          </draw:text-box>
        </draw:frame>
        <draw:path draw:style-name="gr9" draw:text-style-name="P1" draw:layer="layout" svg:width="5.419cm" svg:height="5.419cm" svg:x="3.71cm" svg:y="14.55cm" svg:viewBox="0 0 5420 5420" svg:d="M4065 2710c768 0 1355 587 1355 1355s-587 1355-1355 1355-1355-587-1355-1355 587-1355 1355-1355zM1355 2710c768 0 1355 587 1355 1355s-587 1355-1355 1355-1355-587-1355-1355 587-1355 1355-1355zM1355 0c768 0 1355 587 1355 1355s-587 1355-1355 1355-1355-587-1355-1355 587-1355 1355-1355z">
          <text:p/>
        </draw:path>
        <draw:frame draw:style-name="gr5" draw:text-style-name="P3" draw:layer="layout" svg:width="2.71cm" svg:height="2.71cm" svg:x="3.71cm" svg:y="17.26cm">
          <draw:text-box>
            <text:p text:style-name="P1"><text:span text:style-name="T2">+11</text:span></text:p>
          </draw:text-box>
        </draw:frame>
        <draw:frame draw:style-name="gr5" draw:text-style-name="P3" draw:layer="layout" svg:width="2.71cm" svg:height="2.71cm" svg:x="3.71cm" svg:y="14.55cm">
          <draw:text-box>
            <text:p text:style-name="P1"><text:span text:style-name="T2">+9</text:span></text:p>
          </draw:text-box>
        </draw:frame>
        <draw:frame draw:style-name="gr5" draw:text-style-name="P3" draw:layer="layout" svg:width="2.71cm" svg:height="2.71cm" svg:x="17.29cm" svg:y="14.55cm">
          <draw:text-box>
            <text:p text:style-name="P1"><text:span text:style-name="T2">+10</text:span></text:p>
          </draw:text-box>
        </draw:frame>
        <draw:frame draw:style-name="gr5" draw:text-style-name="P3" draw:layer="layout" svg:width="2.71cm" svg:height="2.71cm" svg:x="17.26cm" svg:y="11.84cm">
          <draw:text-box>
            <text:p text:style-name="P1"><text:span text:style-name="T2">+8</text:span></text:p>
          </draw:text-box>
        </draw:frame>
        <draw:frame draw:style-name="gr10" draw:text-style-name="P1" draw:layer="layout" svg:width="2.119cm" svg:height="2.102cm" draw:transform="rotate (1.89246050793745) translate (7.09cm 19.935cm)">
          <draw:image xlink:href="Pictures/10000201000002EF000002AD8EAE27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b3b3b3" draw:distance="0.1cm" draw:rotation="3150"/>
    <draw:hatch draw:name="Hatching_20_2" draw:display-name="Hatching 2" draw:style="single" draw:color="#999999" draw:distance="0.1cm" draw:rotation="3150"/>
    <draw:fill-image draw:name="Bitmap_20_1" draw:display-name="Bitmap 1" xlink:href="Pictures/10000000000000080000000864D7D506.png" xlink:type="simple" xlink:show="embed" xlink:actuate="onLoad"/>
    <draw:fill-image draw:name="Bitmap_20_2" draw:display-name="Bitmap 2" xlink:href="Pictures/1000000000000008000000080D525C3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9T20:16:17.890358685</meta:creation-date>
    <dc:date>2014-08-30T02:28:22.509433363</dc:date>
    <meta:editing-duration>PT1H47M56S</meta:editing-duration>
    <meta:editing-cycles>17</meta:editing-cycles>
    <meta:generator>LibreOffice/4.3.1.2$Linux_X86_64 LibreOffice_project/430m0$Build-2</meta:generator>
    <meta:document-statistic meta:object-count="56"/>
  </office:meta>
</office:document-meta>
</file>